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weight="bold" officeooo:rsid="0013b26d" officeooo:paragraph-rsid="0013b26d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3pt" style:text-underline-style="solid" style:text-underline-width="auto" style:text-underline-color="font-color" fo:font-weight="bold" officeooo:rsid="0013b26d" officeooo:paragraph-rsid="0013b26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.1866in" fo:margin-right="0in" fo:line-height="115%" fo:text-align="start" style:justify-single-word="false" fo:text-indent="0in" style:auto-text-indent="false" style:page-number="auto" fo:background-color="transparent"/>
      <style:text-properties style:text-underline-style="solid" style:text-underline-width="auto" style:text-underline-color="font-color" fo:font-weight="normal" officeooo:paragraph-rsid="0013b26d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1866in" fo:margin-right="0in" fo:line-height="115%" fo:text-align="start" style:justify-single-word="false" fo:text-indent="0in" style:auto-text-indent="false" style:page-number="auto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6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1252in" fo:margin-right="0in" fo:text-align="center" style:justify-single-word="false" fo:text-indent="0in" style:auto-text-indent="false" style:page-number="auto" fo:background-color="transparent"/>
      <style:text-properties fo:font-size="14pt" fo:font-weight="bold" officeooo:rsid="0013b26d" officeooo:paragraph-rsid="0013b26d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1866in" fo:margin-right="0in" fo:line-height="115%" fo:text-align="start" style:justify-single-word="false" fo:text-indent="0in" style:auto-text-indent="false" style:page-number="auto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1866in" fo:margin-right="0in" fo:line-height="115%" fo:text-align="start" style:justify-single-word="false" fo:text-indent="0in" style:auto-text-indent="false" style:page-number="auto" fo:background-color="transparent"/>
      <style:text-properties style:text-position="0% 100%"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1866in" fo:margin-right="0in" fo:line-height="115%" fo:text-align="start" style:justify-single-word="false" fo:text-indent="0in" style:auto-text-indent="false" style:page-number="auto" fo:background-color="transparent"/>
      <style:text-properties style:text-position="0% 100%" fo:font-size="13pt" fo:font-style="normal" style:text-underline-style="none" fo:font-weight="normal" officeooo:rsid="0013b26d" officeooo:paragraph-rsid="0013b26d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.1866in" fo:margin-right="0in" fo:line-height="115%" fo:text-align="start" style:justify-single-word="false" fo:text-indent="0in" style:auto-text-indent="false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13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14" style:family="paragraph" style:parent-style-name="Standard">
      <loext:graphic-properties draw:fill="none"/>
      <style:paragraph-properties fo:margin-left="0.1866in" fo:margin-right="0in" fo:line-height="115%" fo:text-align="start" style:justify-single-word="false" fo:text-indent="0in" style:auto-text-indent="false" fo:background-color="transparent"/>
      <style:text-properties style:text-position="0% 100%"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/>
      <style:text-properties fo:font-size="13pt" style:text-underline-style="solid" style:text-underline-width="auto" style:text-underline-color="font-color" fo:font-weight="bold" officeooo:rsid="0013b26d" officeooo:paragraph-rsid="0013b26d" style:font-size-asian="13pt" style:font-weight-asian="bold" style:font-size-complex="13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/>
      <style:text-properties style:text-position="0% 100%"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/>
      <style:text-properties style:text-position="0% 100%" fo:font-size="13pt" fo:font-style="normal" style:text-underline-style="solid" style:text-underline-width="auto" style:text-underline-color="font-color" fo:font-weight="bold" officeooo:rsid="0013b26d" officeooo:paragraph-rsid="0013b26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/>
      <style:text-properties style:text-position="0% 100%" fo:font-size="13pt" fo:font-style="normal" style:text-underline-style="none" fo:font-weight="normal" officeooo:rsid="0013b26d" officeooo:paragraph-rsid="0013b26d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25in" fo:margin-right="0in" fo:line-height="115%" fo:text-align="start" style:justify-single-word="false" fo:text-indent="0in" style:auto-text-indent="false" style:page-number="auto" fo:background-color="transparent"/>
      <style:text-properties fo:font-size="13pt" style:text-underline-style="none" fo:font-weight="normal" officeooo:rsid="0013b26d" officeooo:paragraph-rsid="0013b26d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3b26d" officeooo:paragraph-rsid="0013b26d" style:font-weight-asian="bold" style:font-weight-complex="bold"/>
    </style:style>
    <style:style style:name="T1" style:family="text">
      <style:text-properties fo:font-size="13pt" style:text-underline-style="none" officeooo:rsid="0013b26d" style:font-size-asian="13pt" style:font-size-complex="13pt"/>
    </style:style>
    <style:style style:name="T2" style:family="text">
      <style:text-properties style:text-position="super 58%" fo:font-size="13pt" style:text-underline-style="none" officeooo:rsid="0013b26d" style:font-size-asian="13pt" style:font-size-complex="13pt"/>
    </style:style>
    <style:style style:name="T3" style:family="text">
      <style:text-properties style:text-position="0% 100%" fo:font-size="13pt" style:text-underline-style="none" officeooo:rsid="0013b26d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actical Questions</text:p>
      <text:p text:style-name="P1"/>
      <text:p text:style-name="P2">Vernier Caliper</text:p>
      <text:p text:style-name="P3">1. Why is the slide caliper called a vernier caliper?</text:p>
      <text:p text:style-name="P5">The slide caliper is called “Vernier Caliper” in honor of French Mathematician Vernier who invented the slide caliper.</text:p>
      <text:p text:style-name="P7">2. When can you measure the zero reading?</text:p>
      <text:p text:style-name="P5">We can measure the zero-reading when the two jaws are just in contact.</text:p>
      <text:p text:style-name="P7">3. How will you determine the least count of the slide caliper?</text:p>
      <text:p text:style-name="P5">We can determine the least count of the slide caliper by subtracting the value of one vernier scale division from the value of two man scale division.</text:p>
      <text:p text:style-name="P7">4. How many decimal places can be measured with vernier caliper?</text:p>
      <text:p text:style-name="P5">The three decimal places of centimeter can be measured with vernier caliper.</text:p>
      <text:p text:style-name="P7">5. What are the advantages of using a slide caliper?</text:p>
      <text:p text:style-name="P5">The advantages of using a slide caliper are accuracy, precision, calibrated and cheap.</text:p>
      <text:p text:style-name="P12"/>
      <text:p text:style-name="P16">Hooke’s Law</text:p>
      <text:p text:style-name="P7">1. Is Hooke’s law verified?</text:p>
      <text:p text:style-name="P20">Yes.</text:p>
      <text:p text:style-name="P7">2. How much is the load/extension ratio? Is it a constant?</text:p>
      <text:p text:style-name="P4"><text:span text:style-name="T1">The load/extension ration is 25 Nm</text:span><text:span text:style-name="T2">-1. </text:span><text:span text:style-name="T3">It is a constant.</text:span></text:p>
      <text:p text:style-name="P17">3. What is the nature of load-extension graph?</text:p>
      <text:p text:style-name="P10">The nature of load-extension graph is the straight line.</text:p>
      <text:p text:style-name="P17">4. Find the spring constant.</text:p>
      <text:p text:style-name="P4"><text:span text:style-name="T3">Spring constant, k = 25 Nm</text:span><text:span text:style-name="T2">-1</text:span><text:span text:style-name="T3">.</text:span></text:p>
      <text:p text:style-name="P14"/>
      <text:p text:style-name="P18">Static Friction</text:p>
      <text:p text:style-name="P19">1. What is friction?</text:p>
      <text:p text:style-name="P11">Friction is the force that opposes the motion of an object.</text:p>
      <text:p text:style-name="P19">2. What is static friction?</text:p>
      <text:p text:style-name="P11">The friction that acts on the object that are not moving is called static friction.</text:p>
      <text:p text:style-name="P19">3. What is relation between the static friction and normal reaction of the surface on the body</text:p>
      <text:p text:style-name="P11">The static friction is directly proportional to the normal reaction of the surface of the body.</text:p>
      <text:p text:style-name="P19">4. Does the coefficient of friction depend on the area of the surface in contact?</text:p>
      <text:p text:style-name="P11">No.</text:p>
      <text:p text:style-name="P19">5. Does the coefficient of static friction depend on the weight of the body in the inclined plane method?</text:p>
      <text:p text:style-name="P11">Yes.</text:p>
      <text:p text:style-name="P19"/>
      <text:p text:style-name="P6"/>
      <text:p text:style-name="P6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5T16:42:26.923770464</meta:creation-date>
    <dc:date>2023-02-26T06:32:38.948771249</dc:date>
    <meta:editing-duration>PT1M4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2" meta:word-count="301" meta:character-count="1707" meta:non-whitespace-character-count="1438"/>
  </office:meta>
</office:document-meta>
</file>